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90000021657D85769.png" manifest:media-type="image/png"/>
  <manifest:file-entry manifest:full-path="Pictures/10000201000003EC00000223860B7B66.png" manifest:media-type="image/png"/>
  <manifest:file-entry manifest:full-path="Pictures/10000201000003ED00000267BF495885.png" manifest:media-type="image/png"/>
  <manifest:file-entry manifest:full-path="Pictures/100002010000038A000001F0C48D48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5.479cm" svg:height="13.947cm" svg:x="1cm" svg:y="2.453cm">
          <draw:image xlink:href="Pictures/100002010000038A000001F0C48D48DB.png" xlink:type="simple" xlink:show="embed" xlink:actuate="onLoad">
            <text:p text:style-name="P1"><text:s/></text:p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1" draw:layer="layout" svg:width="25.82cm" svg:height="15.8cm" svg:x="1.38cm" svg:y="2cm">
          <draw:image xlink:href="Pictures/10000201000003ED00000267BF4958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1" draw:layer="layout" svg:width="26.709cm" svg:height="14.55cm" svg:x="0.6cm" svg:y="2cm">
          <draw:image xlink:href="Pictures/10000201000003EC00000223860B7B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1" draw:layer="layout" svg:width="26.373cm" svg:height="15.84cm" svg:x="0.627cm" svg:y="2.6cm">
          <draw:image xlink:href="Pictures/10000201000003790000021657D857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ong" style:font-family-asian="Song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ng" style:font-family-asian="Song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ng" style:font-family-asian="Song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ong" style:font-family-asian="Song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Leadbeater</meta:initial-creator>
    <meta:creation-date>2015-07-05T16:06:24.707678000</meta:creation-date>
    <dc:date>2015-07-05T16:11:10.503634000</dc:date>
    <dc:creator>Martin Leadbeater</dc:creator>
    <meta:editing-duration>PT4M46S</meta:editing-duration>
    <meta:editing-cycles>2</meta:editing-cycles>
    <meta:generator>LibreOffice/4.4.1.2$MacOSX_X86_64 LibreOffice_project/45e2de17089c24a1fa810c8f975a7171ba4cd432</meta:generator>
    <meta:document-statistic meta:object-count="33"/>
  </office:meta>
</office:document-meta>
</file>